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808080" fo:border-left="none" fo:border-right="thin solid #808080" style:vertical-align="top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808080" fo:border-left="thin solid #808080" fo:border-right="thin solid #808080" style:vertical-align="top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808080" fo:border-left="thin solid #808080" fo:border-right="none" style:vertical-align="top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808080" fo:border-bottom="thin solid #808080" fo:border-left="none" fo:border-right="thin solid #80808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80808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808080" fo:border-bottom="thin solid #808080" fo:border-left="thin solid #808080" fo:border-right="none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808080" fo:border-bottom="none" fo:border-left="none" fo:border-right="thin solid #808080"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808080" fo:border-bottom="none" fo:border-left="thin solid #808080" fo:border-right="thin solid #808080"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808080" fo:border-bottom="none" fo:border-left="thin solid #808080" fo:border-right="none" style:vertical-align="top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11.6152083333333cm"/>
    </style:style>
    <style:style style:name="co6" style:family="table-column">
      <style:table-column-properties fo:break-before="auto" style:column-width="8.67833333333333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23.65pt" style:use-optimal-row-height="fals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40pt" style:use-optimal-row-height="true" fo:break-before="auto"/>
    </style:style>
    <style:style style:name="ro6" style:family="table-row">
      <style:table-row-properties style:row-height="98pt" style:use-optimal-row-height="true" fo:break-before="auto"/>
    </style:style>
    <style:style style:name="ro7" style:family="table-row">
      <style:table-row-properties style:row-height="14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2" table:number-columns-repeated="1015" table:default-cell-style-name="ce10"/>
        <table:table-column table:style-name="co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Verwendung in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URL</text:p>
          </table:table-cell>
          <table:table-cell office:value-type="string" table:style-name="ce3">
            <text:p>Parameter / Format</text:p>
          </table:table-cell>
          <table:table-cell office:value-type="string" table:style-name="ce3">
            <text:p>Beschreibung</text:p>
          </table:table-cell>
          <table:table-cell office:value-type="string" table:style-name="ce3">
            <text:p>OK-response</text:p>
          </table:table-cell>
          <table:table-cell office:value-type="string" table:style-name="ce3">
            <text:p>NOK-response</text:p>
          </table:table-cell>
          <table:table-cell office:value-type="string" table:style-name="ce4">
            <text:p>ERROR-response</text:p>
          </table:table-cell>
          <table:table-cell table:style-name="ce5"/>
          <table:table-cell table:number-columns-repeated="1014" table:style-name="ce6"/>
          <table:table-cell table:number-columns-repeated="15361"/>
        </table:table-row>
        <table:table-row table:style-name="ro2">
          <table:table-cell office:value-type="string" table:style-name="ce7">
            <office:annotation draw:style-name="a0" svg:x="1.70833333333333in" svg:y="0.375in" svg:width="3.25in" svg:height="1.94791666666667in">
              <dc:creator>Zenon</dc:creator>
              <text:p><text:span text:style-name="T2">Zenon:</text:span><text:span text:style-name="T1"/></text:p>
              <text:p><text:span text:style-name="T1">Ist keine REST Abfrage</text:span></text:p>
            </office:annotation>
            <text:p>mobile/login.php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login</text:p>
          </table:table-cell>
          <table:table-cell table:style-name="ce8"/>
          <table:table-cell office:value-type="string" table:style-name="ce8">
            <text:p>Login-Form für Anmeldung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-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3">
          <table:table-cell office:value-type="string" table:style-name="ce7">
            <text:p>mobile/login.php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login</text:p>
          </table:table-cell>
          <table:table-cell office:value-type="string" table:style-name="ce8">
            <text:p>email varchar(255), password varchar(255), deviceID int(11)</text:p>
          </table:table-cell>
          <table:table-cell office:value-type="string" table:style-name="ce8">
            <text:p>Sendet Anmeldedaten;</text:p>
            <text:p>- redirect zu Main-Screen“Zeiterfassung” falls erfolgreich</text:p>
            <text:p>- andernfalls Fehlermeldung anzeigen und auf Seite bleiben</text:p>
          </table:table-cell>
          <table:table-cell office:value-type="string" table:style-name="ce8">
            <office:annotation draw:style-name="a1" svg:x="16.0520833333333in" svg:y="0.95833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Sollte JWT zurückgeben.</text:span></text:p>
              <text:p><text:span text:style-name="T1">Siehe: https://github.com/tuupola/slim-jwt-auth</text:span></text:p>
              <text:p/>
            </office:annotation>
            <text:p>307, to main.php</text:p>
          </table:table-cell>
          <table:table-cell office:value-type="string" table:style-name="ce8">
            <office:annotation draw:style-name="a2" svg:x="19.46875in" svg:y="0.95833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Sollte 4XX (400?) sein</text:span></text:p>
            </office:annotation>
            <text:p>200 &amp; Fehlermeldung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4">
          <table:table-cell table:style-name="ce7"/>
          <table:table-cell table:number-columns-repeated="6" table:style-name="ce8"/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5">
          <table:table-cell office:value-type="string" table:style-name="ce7">
            <text:p>mobile/main.php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projects</text:p>
          </table:table-cell>
          <table:table-cell table:style-name="ce8"/>
          <table:table-cell office:value-type="string" table:style-name="ce8">
            <text:p>Gibt eine Liste aller dem User und Device zugeordneten und aktiven Projekte zurück</text:p>
          </table:table-cell>
          <table:table-cell office:value-type="string" table:style-name="ce8">
            <office:annotation draw:style-name="a3" svg:x="16.0520833333333in" svg:y="2.7083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img = url zu bild oder base64 image?</text:span></text:p>
            </office:annotation>
            <text:p>200, List of Projects with: project_id(String), project_name(String), client_id(String), client_logo(img), client_name(String), <text:s/>client_project_owner_id(String), client_project_owner_name(String), client_project_owner_tel(String),<text:s text:c="2"/></text:p>
          </table:table-cell>
          <table:table-cell table:style-name="ce8"/>
          <table:table-cell table:style-name="ce9"/>
          <table:table-cell table:number-columns-repeated="1015" table:style-name="ce10"/>
          <table:table-cell table:number-columns-repeated="15361"/>
        </table:table-row>
        <table:table-row table:number-rows-repeated="3" table:style-name="ro4">
          <table:table-cell table:style-name="ce7"/>
          <table:table-cell table:number-columns-repeated="6" table:style-name="ce8"/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3">
          <table:table-cell office:value-type="string" table:style-name="ce7">
            <text:p>NA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project</text:p>
          </table:table-cell>
          <table:table-cell office:value-type="string" table:style-name="ce8">
            <text:p>name varchar(255)</text:p>
            <text:p>isactive tinyint(1) needcomment tinyint(1) needcategory tinyint(1) client_id int(11)</text:p>
          </table:table-cell>
          <table:table-cell office:value-type="string" table:style-name="ce8">
            <text:p>Insert new Project into DB</text:p>
          </table:table-cell>
          <table:table-cell office:value-type="string" table:style-name="ce8">
            <text:p>200, new project with ID: id int(11), name varchar(255), isactive tinyint(1), needcomment tinyint(1), needcategory tinyint(1), client_id int(11)</text:p>
          </table:table-cell>
          <table:table-cell office:value-type="string" table:style-name="ce8">
            <office:annotation draw:style-name="a4" svg:x="19.46875in" svg:y="6.5in" svg:width="3.25in" svg:height="1.94791666666667in">
              <dc:creator>Zenon</dc:creator>
              <text:p><text:span text:style-name="T2">Zenon:</text:span><text:span text:style-name="T1"/></text:p>
              <text:p><text:span text:style-name="T1">Sollte 4XX (400?) sein</text:span></text:p>
            </office:annotation>
            <text:p>200 &amp; Fehlermeldung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3">
          <table:table-cell office:value-type="string" table:style-name="ce7">
            <text:p>NA</text:p>
          </table:table-cell>
          <table:table-cell office:value-type="string" table:style-name="ce8">
            <text:p>put</text:p>
          </table:table-cell>
          <table:table-cell office:value-type="string" table:style-name="ce8">
            <text:p>/project/{id}</text:p>
          </table:table-cell>
          <table:table-cell office:value-type="string" table:style-name="ce8">
            <text:p>name varchar(255)</text:p>
            <text:p>isactive tinyint(1) needcomment tinyint(1) needcategory tinyint(1) client_id int(11)</text:p>
          </table:table-cell>
          <table:table-cell office:value-type="string" table:style-name="ce8">
            <text:p>update Project into DB</text:p>
          </table:table-cell>
          <table:table-cell office:value-type="string" table:style-name="ce8">
            <text:p>200, updated project with ID: id int(11), name varchar(255), isactive tinyint(1), needcomment tinyint(1), needcategory tinyint(1), client_id int(11)</text:p>
          </table:table-cell>
          <table:table-cell office:value-type="string" table:style-name="ce8">
            <office:annotation draw:style-name="a5" svg:x="19.46875in" svg:y="7.9583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Sollte 4XX (400?) sein</text:span></text:p>
            </office:annotation>
            <text:p>200 &amp; Fehlermeldung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3">
          <table:table-cell office:value-type="string" table:style-name="ce7">
            <text:p>NA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project/{id}</text:p>
          </table:table-cell>
          <table:table-cell table:style-name="ce8"/>
          <table:table-cell office:value-type="string" table:style-name="ce8">
            <text:p>get Project from DB by ID</text:p>
          </table:table-cell>
          <table:table-cell office:value-type="string" table:style-name="ce8">
            <text:p>200, project with ID: id int(11), name varchar(255), isactive tinyint(1), needcomment tinyint(1), needcategory tinyint(1), client_id int(11)</text:p>
          </table:table-cell>
          <table:table-cell office:value-type="string" table:style-name="ce8">
            <office:annotation draw:style-name="a6" svg:x="19.46875in" svg:y="9.41666666666667in" svg:width="3.25in" svg:height="1.94791666666667in">
              <dc:creator>Zenon</dc:creator>
              <text:p><text:span text:style-name="T2">Zenon:</text:span><text:span text:style-name="T1"/></text:p>
              <text:p><text:span text:style-name="T1">Sollte 4XX (400?) sein</text:span></text:p>
            </office:annotation>
            <text:p>200 &amp; Fehlermeldung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2">
          <table:table-cell office:value-type="string" table:style-name="ce7">
            <text:p>NA</text:p>
          </table:table-cell>
          <table:table-cell office:value-type="string" table:style-name="ce8">
            <text:p>delete</text:p>
          </table:table-cell>
          <table:table-cell office:value-type="string" table:style-name="ce8">
            <text:p>/project/{id}</text:p>
          </table:table-cell>
          <table:table-cell table:style-name="ce8"/>
          <table:table-cell office:value-type="string" table:style-name="ce8">
            <text:p>delete Project in DB by ID</text:p>
          </table:table-cell>
          <table:table-cell office:value-type="string" table:style-name="ce8">
            <text:p>200, „status: project with ID{id} deleted!“</text:p>
          </table:table-cell>
          <table:table-cell office:value-type="string" table:style-name="ce8">
            <office:annotation draw:style-name="a7" svg:x="19.46875in" svg:y="10.875in" svg:width="3.25in" svg:height="1.94791666666667in">
              <dc:creator>Zenon</dc:creator>
              <text:p><text:span text:style-name="T2">Zenon:</text:span><text:span text:style-name="T1"/></text:p>
              <text:p><text:span text:style-name="T1">404</text:span></text:p>
            </office:annotation>
            <text:p>204, (same as „status: project with ID{id} not found!“)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6">
          <table:table-cell office:value-type="string" table:style-name="ce7">
            <text:p>NA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project/{id}/entries</text:p>
          </table:table-cell>
          <table:table-cell table:style-name="ce8"/>
          <table:table-cell office:value-type="string" table:style-name="ce8">
            <text:p>get List of Entries for Project by ID</text:p>
          </table:table-cell>
          <table:table-cell office:value-type="string" table:style-name="ce8">
            <text:p>200, List of Entries with: id int(11), logbox_mac varchar(255), logbox_ip varchar(255), project_id int(11), user_id int(11), start datetime, stop datetime, category int(11), notes varchar(255)<text:s text:c="2"/></text:p>
          </table:table-cell>
          <table:table-cell office:value-type="string" table:style-name="ce8">
            <office:annotation draw:style-name="a8" svg:x="19.46875in" svg:y="11.458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Sollte 4XX (400?) sein</text:span></text:p>
            </office:annotation>
            <text:p>200 &amp; Fehlermeldung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6">
          <table:table-cell office:value-type="string" table:style-name="ce7">
            <text:p>mobile/main.php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project/{id}/entry</text:p>
          </table:table-cell>
          <table:table-cell office:value-type="string" table:style-name="ce8">
            <text:p>logbox_mac varchar(255), logbox_ip varchar(255), project_id int(11), user_id int(11), start datetime NOT NULL, stop datetime, category int(11), notes varchar(255)<text:s text:c="2"/></text:p>
          </table:table-cell>
          <table:table-cell office:value-type="string" table:style-name="ce8">
            <text:p>Insert new entry for Project by ID with actual Timestamp</text:p>
            <text:p>has to close a previous open Entry of that user with actual Timestamp</text:p>
            <text:p>is used to reopen new entry in same/other project (stop-watch-like)</text:p>
          </table:table-cell>
          <table:table-cell office:value-type="string" table:style-name="ce8">
            <text:p>200, single entry: id int(11), logbox_mac varchar(255), logbox_ip varchar(255), project_id int(11), user_id int(11), start datetime, stop datetime, category int(11), notes varchar(255)<text:s text:c="2"/></text:p>
          </table:table-cell>
          <table:table-cell office:value-type="string" table:style-name="ce8">
            <text:p>204, (same as „status: entry / project with ID{id} not found!“)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6">
          <table:table-cell office:value-type="string" table:style-name="ce7">
            <text:p>NA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project/{id}/entry/{id}</text:p>
          </table:table-cell>
          <table:table-cell table:style-name="ce8"/>
          <table:table-cell office:value-type="string" table:style-name="ce8">
            <text:p>get entry by ID for Project by ID</text:p>
          </table:table-cell>
          <table:table-cell office:value-type="string" table:style-name="ce8">
            <text:p>200, single entry: id int(11), logbox_mac varchar(255), logbox_ip varchar(255), project_id int(11), user_id int(11), start datetime, stop datetime, category int(11), notes varchar(255)<text:s text:c="2"/></text:p>
          </table:table-cell>
          <table:table-cell office:value-type="string" table:style-name="ce8">
            <text:p>204, (same as „status: entry / project with ID{id} not found!“)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6">
          <table:table-cell office:value-type="string" table:style-name="ce7">
            <text:p>NA</text:p>
          </table:table-cell>
          <table:table-cell office:value-type="string" table:style-name="ce8">
            <text:p>put</text:p>
          </table:table-cell>
          <table:table-cell office:value-type="string" table:style-name="ce8">
            <text:p>/project/{id}/entry/{id}</text:p>
          </table:table-cell>
          <table:table-cell office:value-type="string" table:style-name="ce8">
            <text:p>logbox_mac varchar(255), logbox_ip varchar(255), project_id int(11), user_id int(11), start datetime NOT NULL, stop datetime, category int(11), notes varchar(255)<text:s text:c="2"/></text:p>
          </table:table-cell>
          <table:table-cell office:value-type="string" table:style-name="ce8">
            <text:p>update entry for Project by ID</text:p>
          </table:table-cell>
          <table:table-cell office:value-type="string" table:style-name="ce8">
            <text:p>200, single entry: id int(11), logbox_mac varchar(255), logbox_ip varchar(255), project_id int(11), user_id int(11), start datetime, stop datetime, category int(11), notes varchar(255)<text:s text:c="2"/></text:p>
          </table:table-cell>
          <table:table-cell office:value-type="string" table:style-name="ce8">
            <office:annotation draw:style-name="a9" svg:x="19.46875in" svg:y="17.583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404</text:span></text:p>
              <text:p/>
            </office:annotation>
            <text:p>204, (same as „status: entry / project with ID{id} not found!“)</text:p>
          </table:table-cell>
          <table:table-cell table:style-name="ce9"/>
          <table:table-cell table:number-columns-repeated="1015" table:style-name="ce10"/>
          <table:table-cell table:number-columns-repeated="15361"/>
        </table:table-row>
        <table:table-row table:style-name="ro2">
          <table:table-cell office:value-type="string" table:style-name="ce7">
            <text:p>NA</text:p>
          </table:table-cell>
          <table:table-cell office:value-type="string" table:style-name="ce8">
            <text:p>delete</text:p>
          </table:table-cell>
          <table:table-cell office:value-type="string" table:style-name="ce8">
            <text:p>/project/{id}/entry/{id}</text:p>
          </table:table-cell>
          <table:table-cell table:style-name="ce8"/>
          <table:table-cell office:value-type="string" table:style-name="ce8">
            <text:p>delete entry for Project by ID</text:p>
          </table:table-cell>
          <table:table-cell office:value-type="string" table:style-name="ce8">
            <text:p>200, „status: project with ID{id} deleted!“</text:p>
          </table:table-cell>
          <table:table-cell office:value-type="string" table:style-name="ce8">
            <office:annotation draw:style-name="a10" svg:x="19.46875in" svg:y="19.625in" svg:width="3.25in" svg:height="1.94791666666667in">
              <dc:creator>Zenon</dc:creator>
              <text:p><text:span text:style-name="T2">Zenon:</text:span><text:span text:style-name="T1"/></text:p>
              <text:p><text:span text:style-name="T1">404</text:span></text:p>
            </office:annotation>
            <text:p>204, (same as „status: project with ID{id} not found!“)</text:p>
          </table:table-cell>
          <table:table-cell table:style-name="ce9"/>
          <table:table-cell table:number-columns-repeated="16376"/>
        </table:table-row>
        <table:table-row table:style-name="ro3">
          <table:table-cell office:value-type="string" table:style-name="ce7">
            <text:p>mobile/main.php</text:p>
          </table:table-cell>
          <table:table-cell office:value-type="string" table:style-name="ce8">
            <text:p>post</text:p>
          </table:table-cell>
          <table:table-cell office:value-type="string" table:style-name="ce8">
            <office:annotation draw:style-name="a11" svg:x="4.58333333333333in" svg:y="20.208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Stattdesse Post /project/{id}/entry mit start/stop flag?</text:span></text:p>
            </office:annotation>
            <text:p>/project/{id}/entry/{id}/stop</text:p>
          </table:table-cell>
          <table:table-cell office:value-type="string" table:style-name="ce8">
            <text:p>stop datetime NOT NULL OPTIONAL; category int(11), notes varchar(255)<text:s text:c="2"/></text:p>
          </table:table-cell>
          <table:table-cell office:value-type="string" table:style-name="ce8">
            <text:p>Insert stop timestamp in entry{id} for Project{id}</text:p>
            <text:p>insert category and/or notes if not empty</text:p>
            <text:p>is used by Stby-Button to close a possible open entry, without reopen a new one.</text:p>
          </table:table-cell>
          <table:table-cell office:value-type="string" table:style-name="ce8">
            <text:p>200, „status: entry updated!“</text:p>
          </table:table-cell>
          <table:table-cell office:value-type="string" table:style-name="ce8">
            <office:annotation draw:style-name="a12" svg:x="19.46875in" svg:y="20.2083333333333in" svg:width="3.25in" svg:height="1.94791666666667in">
              <dc:creator>Zenon</dc:creator>
              <text:p><text:span text:style-name="T2">Zenon:</text:span><text:span text:style-name="T1"/></text:p>
              <text:p><text:span text:style-name="T1">404</text:span></text:p>
            </office:annotation>
            <text:p>204, (same as „status: entry / project with ID{id} not found!“)</text:p>
          </table:table-cell>
          <table:table-cell table:style-name="ce9"/>
          <table:table-cell table:number-columns-repeated="16376"/>
        </table:table-row>
        <table:table-row table:number-rows-repeated="2" table:style-name="ro4">
          <table:table-cell table:style-name="ce7"/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6">
          <table:table-cell office:value-type="string" table:style-name="ce7">
            <text:p>mobile/main.php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stats</text:p>
            <text:p>/stats/week</text:p>
          </table:table-cell>
          <table:table-cell office:value-type="string" table:style-name="ce8">
            <text:p>OPTIONAL;</text:p>
            <text:p>of_category_id Array of int(11)</text:p>
            <text:p>project_id int(11)</text:p>
            <text:p>search_text varchar(255)</text:p>
            <text:p>start_date date</text:p>
            <text:p>end_date date</text:p>
            <text:p>user_id int(11) (just if admin!)</text:p>
          </table:table-cell>
          <table:table-cell office:value-type="string" table:style-name="ce8">
            <text:p>get List of all Entries of that user within actual Week(7days)</text:p>
            <text:p>is used to show worked time this week</text:p>
          </table:table-cell>
          <table:table-cell office:value-type="string" table:style-name="ce8">
            <text:p>200, „status: entry updated!“</text:p>
          </table:table-cell>
          <table:table-cell office:value-type="string" table:style-name="ce8">
            <office:annotation draw:style-name="a13" svg:x="19.46875in" svg:y="22.25in" svg:width="3.25in" svg:height="1.94791666666667in">
              <dc:creator>Zenon</dc:creator>
              <text:p><text:span text:style-name="T2">Zenon:</text:span><text:span text:style-name="T1"/></text:p>
              <text:p><text:span text:style-name="T1">404</text:span></text:p>
            </office:annotation>
            <text:p>204, (same as „status: entry / project with ID{id} not found!“)</text:p>
          </table:table-cell>
          <table:table-cell table:style-name="ce9"/>
          <table:table-cell table:number-columns-repeated="16376"/>
        </table:table-row>
        <table:table-row table:number-rows-repeated="52" table:style-name="ro4">
          <table:table-cell table:style-name="ce7"/>
          <table:table-cell table:number-columns-repeated="6" table:style-name="ce8"/>
          <table:table-cell table:style-name="ce9"/>
          <table:table-cell table:number-columns-repeated="16376"/>
        </table:table-row>
        <table:table-row table:style-name="ro4">
          <table:table-cell table:style-name="ce11"/>
          <table:table-cell table:number-columns-repeated="6" table:style-name="ce12"/>
          <table:table-cell table:style-name="ce13"/>
          <table:table-cell table:number-columns-repeated="16376"/>
        </table:table-row>
        <table:table-row table:number-rows-repeated="104850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enon</meta:initial-creator>
    <dc:creator>Zenon</dc:creator>
    <meta:creation-date>2016-12-06T07:33:35Z</meta:creation-date>
    <dc:date>2016-12-19T17:23:32Z</dc:date>
    <meta:editing-cycles>7</meta:editing-cycles>
    <meta:editing-duration>PT1638S</meta:editing-duration>
  </office:meta>
</office:document-meta>
</file>